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2c001e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3399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draw:custom-shape draw:style-name="gr1" draw:text-style-name="P1" draw:layer="layout" svg:width="7.3cm" svg:height="7.7cm" svg:x="5.1cm" svg:y="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1cm" svg:height="1.4cm" svg:x="5.8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1cm" svg:height="1.4cm" svg:x="9.801cm" svg:y="4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8cm" svg:height="0.8cm" svg:x="6.5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8cm" svg:height="0.8cm" svg:x="10.501cm" svg:y="4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7cm" svg:height="1.9cm" svg:x="8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1T16:51:29.056071401</meta:creation-date>
    <dc:date>2014-10-11T16:55:39.038232488</dc:date>
    <meta:editing-duration>P0D</meta:editing-duration>
    <meta:editing-cycles>1</meta:editing-cycles>
    <meta:document-statistic meta:object-count="6"/>
    <meta:generator>LibreOffice/4.2.6.3$Linux_X86_64 LibreOffice_project/420m0$Build-3</meta:generator>
  </office:meta>
</office:document-meta>
</file>